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97b912"/>
    </style:style>
    <style:style style:name="P89" style:family="paragraph" style:parent-style-name="Standard">
      <style:text-properties officeooo:paragraph-rsid="109940d7"/>
    </style:style>
    <style:style style:name="P90" style:family="paragraph" style:parent-style-name="Standard">
      <style:text-properties officeooo:paragraph-rsid="109a5ef3"/>
    </style:style>
    <style:style style:name="P91" style:family="paragraph" style:parent-style-name="Standard">
      <style:text-properties officeooo:paragraph-rsid="10a3f65d"/>
    </style:style>
    <style:style style:name="P92" style:family="paragraph" style:parent-style-name="Standard">
      <style:text-properties officeooo:paragraph-rsid="10ab1f0a"/>
    </style:style>
    <style:style style:name="P93" style:family="paragraph" style:parent-style-name="Standard">
      <style:text-properties officeooo:paragraph-rsid="10b01dc1"/>
    </style:style>
    <style:style style:name="P94" style:family="paragraph" style:parent-style-name="Standard">
      <style:text-properties officeooo:rsid="10b5b188" officeooo:paragraph-rsid="10b5b188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3" style:family="paragraph" style:parent-style-name="Standard">
      <style:paragraph-properties fo:text-align="center" style:justify-single-word="false"/>
      <style:text-properties officeooo:paragraph-rsid="0cc50ec9"/>
    </style:style>
    <style:style style:name="P104" style:family="paragraph" style:parent-style-name="Standard">
      <style:text-properties officeooo:paragraph-rsid="0fcd2b2a"/>
    </style:style>
    <style:style style:name="P105" style:family="paragraph" style:parent-style-name="Standard">
      <style:text-properties officeooo:paragraph-rsid="0fad1a3f"/>
    </style:style>
    <style:style style:name="P106" style:family="paragraph" style:parent-style-name="Standard">
      <style:text-properties officeooo:rsid="10b5b188" officeooo:paragraph-rsid="10b5b188"/>
    </style:style>
    <style:style style:name="P107" style:family="paragraph" style:parent-style-name="Standard">
      <style:text-properties officeooo:rsid="10b9152d" officeooo:paragraph-rsid="10b9152d"/>
    </style:style>
    <style:style style:name="P108" style:family="paragraph" style:parent-style-name="Standard">
      <style:text-properties officeooo:paragraph-rsid="10bb6617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style:font-size-asian="12pt" style:font-size-complex="12pt"/>
    </style:style>
    <style:style style:name="T22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1" style:family="text">
      <style:text-properties style:use-window-font-color="true" loext:opacity="0%" style:font-name="Liberation Sans" officeooo:rsid="047da547"/>
    </style:style>
    <style:style style:name="T23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10b01d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style:font-size-asian="12pt" style:font-size-complex="12pt"/>
    </style:style>
    <style:style style:name="T264" style:family="text">
      <style:text-properties style:use-window-font-color="true" loext:opacity="0%" style:font-name="Liberation Sans" officeooo:rsid="0efd8e5c"/>
    </style:style>
    <style:style style:name="T26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officeooo:rsid="04473353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officeooo:rsid="10b5b188" style:font-weight-asian="bold" style:font-weight-complex="bold"/>
    </style:style>
    <style:style style:name="T270" style:family="text">
      <style:text-properties fo:font-weight="bold" officeooo:rsid="10b7d6ce" style:font-weight-asian="bold" style:font-weight-complex="bold"/>
    </style:style>
    <style:style style:name="T271" style:family="text">
      <style:text-properties officeooo:rsid="0aace3cd"/>
    </style:style>
    <style:style style:name="T272" style:family="text">
      <style:text-properties fo:font-size="10pt" officeooo:rsid="04473353" style:font-size-asian="10pt" style:font-size-complex="10pt"/>
    </style:style>
    <style:style style:name="T27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8" style:family="text">
      <style:text-properties officeooo:rsid="0f0ca65a"/>
    </style:style>
    <style:style style:name="T279" style:family="text">
      <style:text-properties style:font-name="Liberation Mono" fo:font-size="11pt" officeooo:rsid="10048e31" style:font-size-asian="11pt" style:font-size-complex="11pt"/>
    </style:style>
    <style:style style:name="T280" style:family="text">
      <style:text-properties fo:font-weight="normal" style:font-weight-asian="normal" style:font-weight-complex="normal"/>
    </style:style>
    <style:style style:name="T281" style:family="text">
      <style:text-properties officeooo:rsid="0f95a7a0"/>
    </style:style>
    <style:style style:name="T282" style:family="text">
      <style:text-properties officeooo:rsid="0f8f58bd"/>
    </style:style>
    <style:style style:name="T283" style:family="text">
      <style:text-properties style:font-name="Ubuntu1" fo:font-size="10pt" officeooo:rsid="04473353" style:font-size-asian="10pt" style:font-size-complex="10pt"/>
    </style:style>
    <style:style style:name="T284" style:family="text">
      <style:text-properties officeooo:rsid="101b90cf"/>
    </style:style>
    <style:style style:name="T285" style:family="text">
      <style:text-properties officeooo:rsid="101e15d6"/>
    </style:style>
    <style:style style:name="T286" style:family="text">
      <style:text-properties officeooo:rsid="10048e31"/>
    </style:style>
    <style:style style:name="T287" style:family="text">
      <style:text-properties style:text-underline-style="none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7" style:family="text">
      <style:text-properties officeooo:rsid="10a19599"/>
    </style:style>
    <style:style style:name="T308" style:family="text">
      <style:text-properties officeooo:rsid="10b5b188"/>
    </style:style>
    <style:style style:name="T309" style:family="text">
      <style:text-properties officeooo:rsid="10b887a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5"><text:span text:style-name="T193">C</text:span><text:span text:style-name="T192">hecklist voor </text:span><text:span text:style-name="T194">de installatie</text:span><text:span text:style-name="T192"> van </text:span><text:span text:style-name="T192"><text:user-field-get text:name="Distro">Debian</text:user-field-get></text:span><text:span text:style-name="T195"><text:s/></text:span><text:span text:style-name="T195"><text:user-field-get text:name="Version">12</text:user-field-get></text:span><text:span text:style-name="T196"><text:note text:id="ftn0" text:note-class="footnote"><text:note-citation>1</text:note-citation><text:note-body><text:p text:style-name="P29"><text:span text:style-name="T296">D</text:span><text:span text:style-name="T297">eze </text:span><text:span text:style-name="Strong_20_Emphasis"><text:span text:style-name="T294"><text:user-field-get text:name="Distro">Debian</text:user-field-get></text:span></text:span><text:span text:style-name="T298"><text:s/></text:span><text:span text:style-name="T305"><text:user-field-get text:name="Version">12</text:user-field-get></text:span><text:span text:style-name="T305"><text:s/></text:span><text:span text:style-name="Strong_20_Emphasis"><text:span text:style-name="T295">Desktop</text:span></text:span><text:span text:style-name="T297"> (codenaam </text:span><text:span text:style-name="T303">bookworm</text:span><text:span text:style-name="T297">) van </text:span><text:span text:style-name="T304">juni</text:span><text:span text:style-name="T299"> </text:span><text:span text:style-name="Strong_20_Emphasis"><text:span text:style-name="T306"><text:user-field-get text:name="Releaseyear">2023</text:user-field-get></text:span></text:span><text:span text:style-name="T300"><text:s/></text:span><text:span text:style-name="T296">is een zogenaamde </text:span><text:span text:style-name="T297">LTS-</text:span><text:span text:style-name="T296">versie</text:span><text:span text:style-name="T297"> </text:span><text:span text:style-name="T296">(</text:span><text:span text:style-name="T297">staat voor Long-Term Support, </text:span><text:span text:style-name="T301">langetermijnondersteuning</text:span><text:span text:style-name="T296">)</text:span><text:span text:style-name="T301"> </text:span><text:span text:style-name="T302">en</text:span><text:span text:style-name="T300"> </text:span><text:span text:style-name="T297">wordt gedurende 5 jaar ondersteund tot </text:span><text:span text:style-name="T304">juni</text:span><text:span text:style-name="T297"> 202</text:span><text:span text:style-name="T304">8</text:span><text:span text:style-name="T297">.</text:span></text:p></text:note-body></text:note></text:span><text:span text:style-name="T197"><text:s/></text:span><text:span text:style-name="T199">Desktop</text:span><text:span text:style-name="T198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8">ONDERSTREEPTE</text:span></text:span><text:span text:style-name="T1"> </text:span><text:span text:style-name="T14">woorden</text:span><text:span text:style-name="T13"> het</text:span><text:span text:style-name="Strong_20_Emphasis"><text:span text:style-name="T276"> </text:span></text:span><text:span text:style-name="Strong_20_Emphasis"><text:span text:style-name="T277">tekstvak</text:span></text:span><text:span text:style-name="T14"> </text:span><text:span text:style-name="T16">in,</text:span><text:span text:style-name="T14"> </text:span><text:span text:style-name="T231">zie </text:span><text:span text:style-name="T264">[</text:span><text:span text:style-name="T231">toelichting</text:span><text:span text:style-name="T264">]</text:span><text:span text:style-name="T14">:</text:span></text:p>
      <text:p text:style-name="P31"><text:span text:style-name="Definition"><text:span text:style-name="T19">GEBRUIKER</text:span></text:span><text:span text:style-name="T239"><text:tab/><text:tab/></text:span><text:span text:style-name="T263"> <text:tab/><text:tab/></text:span><text:span text:style-name="T240"><draw:control text:anchor-type="as-char" svg:y="-0.4cm" draw:z-index="16" draw:name="Gebruiker 1" draw:style-name="gr2" draw:text-style-name="P110" svg:width="6.4cm" svg:height="0.6cm" draw:control="control15"><svg:title>Gebruiker</svg:title><svg:desc>Volledige naam, bijv. Jan Stek</svg:desc></draw:control></text:span><text:span text:style-name="T240"><text:tab/> <text:s text:c="2"/></text:span><text:span text:style-name="T241">[</text:span><text:span text:style-name="T242">N</text:span><text:span text:style-name="T234">aam, bijv. </text:span><text:span text:style-name="T236">J</text:span><text:span text:style-name="T260">a</text:span><text:span text:style-name="T236">n </text:span><text:span text:style-name="T260">Jansen</text:span><text:span text:style-name="T261">]</text:span></text:p>
      <text:p text:style-name="P93"><text:span text:style-name="Definition"><text:span text:style-name="T233">g</text:span></text:span><text:span text:style-name="Definition">ebruikersnaam</text:span><text:span text:style-name="Definition"><text:span text:style-name="T287"><text:tab/></text:span></text:span><text:span text:style-name="T232"><draw:control text:anchor-type="as-char" svg:y="-0.4cm" draw:z-index="17" draw:name="Gberuikersnaam 2" draw:style-name="gr2" draw:text-style-name="P110" svg:width="6.4cm" svg:height="0.6cm" draw:control="control16"><svg:title>Gebruikersnaam</svg:title><svg:desc>Korte naam, bijv. jan</svg:desc></draw:control></text:span><text:span text:style-name="T232"><text:tab/> <text:s text:c="2"/></text:span><text:span text:style-name="T6">[</text:span><text:span text:style-name="T7">Gebruikers</text:span><text:span text:style-name="T6">naam</text:span><text:span text:style-name="T5">, bijv. </text:span><text:span text:style-name="T217">j</text:span><text:span text:style-name="T218">a</text:span><text:span text:style-name="T217">n</text:span><text:span text:style-name="T219">]</text:span></text:p>
      <text:p text:style-name="P31"><text:span text:style-name="Definition">COMPUTERNAAM</text:span><text:span text:style-name="T262"><text:tab/><text:tab/></text:span><draw:control text:anchor-type="as-char" svg:y="-0.4cm" draw:z-index="18" draw:name="Computernaam 1" draw:style-name="gr2" draw:text-style-name="P110" svg:width="6.4cm" svg:height="0.6cm" draw:control="control17"><svg:title>Computernaam</svg:title><svg:desc>Unieke naam van de computer</svg:desc></draw:control><text:tab/> <text:s text:c="2"/><text:span text:style-name="T244">[</text:span><text:span text:style-name="T245">N</text:span><text:span text:style-name="T246">aam van de compute</text:span><text:span text:style-name="T247">r, </text:span><text:span text:style-name="T248">bijv. </text:span><text:span text:style-name="T249">pc02</text:span><text:span text:style-name="T244">]</text:span></text:p>
      <text:p text:style-name="P31"><text:span text:style-name="Definition"><text:span text:style-name="T250">GEBRUIKER</text:span></text:span><text:span text:style-name="Definition"><text:span text:style-name="T259"><text:tab/></text:span></text:span><text:span text:style-name="T243"><text:tab/></text:span><text:span text:style-name="T263"> <text:tab/><text:tab/></text:span><text:span text:style-name="T240"><draw:control text:anchor-type="as-char" svg:y="-0.4cm" draw:z-index="19" draw:name="Gebruiker 2" draw:style-name="gr2" draw:text-style-name="P111" svg:width="6.4cm" svg:height="0.6cm" draw:control="control18"><svg:title>Gebruiker</svg:title><svg:desc>Volledige naam, bijv. Jan Stek</svg:desc></draw:control></text:span><text:span text:style-name="T240"><text:tab/> <text:s text:c="2"/></text:span><text:span text:style-name="T241">[</text:span><text:span text:style-name="T242">N</text:span><text:span text:style-name="T234">aam </text:span><text:span text:style-name="T237">evt. 2</text:span><text:span text:style-name="T265">e</text:span><text:span text:style-name="T235"> gebruiker</text:span><text:span text:style-name="T238">]</text:span></text:p>
      <text:p text:style-name="P93"><text:span text:style-name="Definition"><text:span text:style-name="T250">GEBRUIKERSN</text:span></text:span><text:span text:style-name="Definition"><text:span text:style-name="T251">aa</text:span></text:span><text:span text:style-name="Definition"><text:span text:style-name="T250">M</text:span></text:span><text:span text:style-name="Definition"><text:span text:style-name="T259"><text:tab/></text:span></text:span><text:span text:style-name="T232"><draw:control text:anchor-type="as-char" svg:y="-0.4cm" draw:z-index="20" draw:name="Gberuikersnaam 1" draw:style-name="gr2" draw:text-style-name="P110" svg:width="6.4cm" svg:height="0.6cm" draw:control="control19"><svg:title>Gebruikersnaam</svg:title><svg:desc>Korte naam, bijv. jan</svg:desc></draw:control></text:span><text:span text:style-name="T232"><text:tab/> <text:s text:c="2"/></text:span><text:span text:style-name="T252">[</text:span><text:span text:style-name="T253">Gebruikers</text:span><text:span text:style-name="T252">naam</text:span><text:span text:style-name="T254"> </text:span><text:span text:style-name="T255">e</text:span><text:span text:style-name="T256">vt. 2</text:span><text:span text:style-name="T266">e</text:span><text:span text:style-name="T256"> </text:span><text:span text:style-name="T257">gebruiker</text:span><text:span text:style-name="T258">]</text:span></text:p>
      <text:p text:style-name="P31"><text:span text:style-name="T203">Vervang </text:span><text:span text:style-name="T208">de</text:span><text:span text:style-name="T203"> </text:span><text:span text:style-name="Definition"><text:span text:style-name="T20">ONDERSTREEPTE</text:span></text:span><text:span text:style-name="T203"> </text:span><text:span text:style-name="T204">woorden </text:span><text:span text:style-name="T203">in deze checklist door </text:span><text:span text:style-name="T208">d</text:span><text:span text:style-name="T210">i</text:span><text:span text:style-name="T208">e </text:span><text:span text:style-name="T209">in </text:span><text:span text:style-name="T210">het</text:span><text:span text:style-name="Strong_20_Emphasis"><text:span text:style-name="T49"> </text:span></text:span><text:span text:style-name="Strong_20_Emphasis"><text:span text:style-name="T72">tekstvak</text:span></text:span><text:span text:style-name="T203">.</text:span></text:p>
      <text:p text:style-name="P33"/>
      <text:p text:style-name="P33"/>
      <text:p text:style-name="P32"><text:span text:style-name="T214">Nog niet op Linux?</text:span><text:span text:style-name="T205"><text:tab/></text:span><text:span text:style-name="T211">G</text:span><text:span text:style-name="T202">ebruik </text:span><text:span text:style-name="Strong_20_Emphasis"><text:span text:style-name="T215">Checklist </text:span></text:span><text:span text:style-name="Strong_20_Emphasis"><text:span text:style-name="T216">overzetten</text:span></text:span><text:span text:style-name="T202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6"> onder </text:span><text:span text:style-name="T213">Linux</text:span><text:span text:style-name="T207">.</text:span></text:p>
      <text:p text:style-name="P24"><text:span text:style-name="T190">Nieuwe installatie?</text:span><text:span text:style-name="T187"><text:tab/></text:span><text:span text:style-name="T189">B</text:span><text:span text:style-name="T187">egin bij hoofdstuk </text:span><text:span text:style-name="T190"><text:bookmark-ref text:reference-format="page" text:ref-name="__RefNumPara__4009_1271708128">2</text:bookmark-ref></text:span><text:span text:style-name="T190"><text:s text:c="2"/></text:span><text:span text:style-name="T191"><text:bookmark-ref text:reference-format="text" text:ref-name="__RefNumPara__4009_1271708128">Installatie uitvoeren</text:bookmark-ref></text:span><text:span text:style-name="T188">.</text:span></text:p>
      <text:p text:style-name="P30"><text:span text:style-name="Strong_20_Emphasis"><text:span text:style-name="T212"/></text:span></text:p>
      <text:p text:style-name="P30"><text:span text:style-name="Strong_20_Emphasis"><text:span text:style-name="T212"/></text:span></text:p>
      <text:list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1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1"><draw:control text:anchor-type="as-char" draw:z-index="9" draw:name="Vorm 2" draw:style-name="gr1" draw:text-style-name="P10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6"><text:note text:id="ftn1" text:note-class="footnote"><text:note-citation>2</text:note-citation><text:note-body><text:p text:style-name="P25"><text:span text:style-name="T171">E</text:span><text:span text:style-name="T172">v</text:span><text:span text:style-name="T173">en</text:span><text:span text:style-name="T175">t</text:span><text:span text:style-name="T176">uele </text:span><text:span text:style-name="T177">extra </text:span><text:span text:style-name="Definition"><text:span text:style-name="T273">gebruiker</text:span></text:span><text:span text:style-name="T177">s aanmelden </text:span><text:span text:style-name="T178">en dezelfde stappen uitvoeren</text:span><text:span text:style-name="T174">.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5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2"><draw:control text:anchor-type="as-char" draw:z-index="21" draw:name="Vorm 5" draw:style-name="gr1" draw:text-style-name="P10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0"><text:span text:style-name="Strong_20_Emphasis"><text:span text:style-name="T75">D</text:span></text:span><text:span text:style-name="Strong_20_Emphasis"><text:span text:style-name="T49">ruk op de </text:span></text:span><text:span text:style-name="Strong_20_Emphasis"><text:span text:style-name="T181">Super</text:span></text:span><text:span text:style-name="Strong_20_Emphasis"><text:span text:style-name="T49">-toets</text:span></text:span><text:span text:style-name="Strong_20_Emphasis"><text:span text:style-name="T49"><text:note text:id="ftn2" text:note-class="footnote"><text:note-citation>3</text:note-citation><text:note-body><text:p text:style-name="P26"><text:span text:style-name="T200">De </text:span><text:span text:style-name="T230">Super</text:span><text:span text:style-name="T200">-toets is de Windows-toets, Command-toets </text:span><text:span text:style-name="T201">(Apple)</text:span><text:span text:style-name="T200">, of Vergrootglas-toets </text:span><text:span text:style-name="T201">(Chromebook)</text:span><text:span text:style-name="T200">.</text:span></text:p></text:note-body></text:note></text:span></text:span><text:span text:style-name="Strong_20_Emphasis"><text:span text:style-name="T48">, </text:span></text:span><text:span text:style-name="Strong_20_Emphasis"><text:span text:style-name="T75">t</text:span></text:span><text:span text:style-name="Strong_20_Emphasis"><text:span text:style-name="T50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70"> </text:span></text:span><text:span text:style-name="Strong_20_Emphasis"><text:span text:style-name="T52">e</text:span></text:span><text:span text:style-name="Strong_20_Emphasis"><text:span text:style-name="T47">n </text:span></text:span><text:span text:style-name="Strong_20_Emphasis"><text:span text:style-name="T53">k</text:span></text:span><text:span text:style-name="Strong_20_Emphasis"><text:span text:style-name="T47">lik op het pictogram van </text:span></text:span><text:span text:style-name="Strong_20_Emphasis"><text:span text:style-name="T100">Terminalvenster</text:span></text:span><text:span text:style-name="Strong_20_Emphasis"><text:span text:style-name="T54">.</text:span></text:span><text:span text:style-name="Strong_20_Emphasis"><text:span text:style-name="T51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1"> de</text:span></text:span><text:span text:style-name="Strong_20_Emphasis"><text:span text:style-name="T55">z</text:span></text:span><text:span text:style-name="Strong_20_Emphasis"><text:span text:style-name="T51">e </text:span></text:span><text:span text:style-name="Strong_20_Emphasis"><text:span text:style-name="T56">drie </text:span></text:span><text:span text:style-name="Strong_20_Emphasis"><text:span text:style-name="T51">opdrachten, ieder gevolgd door de </text:span></text:span><text:span text:style-name="Strong_20_Emphasis"><text:span text:style-name="T182">Enter</text:span></text:span><text:span text:style-name="Strong_20_Emphasis"><text:span text:style-name="T4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2"><text:span text:style-name="User_20_Entry"><text:span text:style-name="T23">wget karelzimmer.nl/</text:span></text:span><text:span text:style-name="User_20_Entry"><text:span text:style-name="T185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2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32"><draw:control text:anchor-type="as-char" draw:z-index="22" draw:name="Vorm 7" draw:style-name="gr1" draw:text-style-name="P10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32"><draw:control text:anchor-type="as-char" draw:z-index="23" draw:name="Vorm 8" draw:style-name="gr1" draw:text-style-name="P10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9"><text:span text:style-name="Strong_20_Emphasis"><text:span text:style-name="T74">D</text:span></text:span><text:span text:style-name="Strong_20_Emphasis"><text:span text:style-name="T68">ruk</text:span></text:span><text:span text:style-name="Strong_20_Emphasis"><text:span text:style-name="T48"> op</text:span></text:span><text:span text:style-name="Strong_20_Emphasis"><text:span text:style-name="T54"> de </text:span></text:span><text:span text:style-name="Strong_20_Emphasis"><text:span text:style-name="T181">Super</text:span></text:span><text:span text:style-name="Strong_20_Emphasis"><text:span text:style-name="T54">-toets</text:span></text:span><text:span text:style-name="Strong_20_Emphasis"><text:span text:style-name="T184"><text:note-ref text:note-class="footnote" text:reference-format="text" text:ref-name="ftn2">3</text:note-ref></text:span></text:span><text:span text:style-name="Strong_20_Emphasis"><text:span text:style-name="T54">, </text:span></text:span><text:span text:style-name="Strong_20_Emphasis"><text:span text:style-name="T74">t</text:span></text:span><text:span text:style-name="Strong_20_Emphasis"><text:span text:style-name="T50">yp </text:span></text:span><text:span text:style-name="Strong_20_Emphasis"><text:span text:style-name="T101">men</text:span></text:span><text:span text:style-name="Strong_20_Emphasis"><text:span text:style-name="T102">u</text:span></text:span><text:span text:style-name="Strong_20_Emphasis"><text:span text:style-name="T49"> </text:span></text:span><text:span text:style-name="Strong_20_Emphasis"><text:span text:style-name="T60">e</text:span></text:span><text:span text:style-name="Strong_20_Emphasis"><text:span text:style-name="T47">n </text:span></text:span><text:span text:style-name="Strong_20_Emphasis"><text:span text:style-name="T53">k</text:span></text:span><text:span text:style-name="Strong_20_Emphasis"><text:span text:style-name="T47">lik op het pictogram van</text:span></text:span><text:span text:style-name="Strong_20_Emphasis"><text:span text:style-name="T82"> </text:span></text:span><text:span text:style-name="Strong_20_Emphasis"><text:span text:style-name="T117">Installatiem</text:span></text:span><text:span text:style-name="Strong_20_Emphasis"><text:span text:style-name="T118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1">Selecteer</text:span></text:span><text:span text:style-name="Strong_20_Emphasis"><text:span text:style-name="T58"> </text:span></text:span><text:span text:style-name="Strong_20_Emphasis"><text:span text:style-name="T119">1</text:span></text:span><text:span text:style-name="Strong_20_Emphasis"><text:span text:style-name="T96"> </text:span></text:span><text:span text:style-name="Strong_20_Emphasis"><text:span text:style-name="T97">Installatie voorbereiden</text:span></text:span><text:span text:style-name="Strong_20_Emphasis"><text:span text:style-name="T67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1"><draw:control text:anchor-type="as-char" draw:z-index="3" draw:name="Vorm9" draw:style-name="gr1" draw:text-style-name="P10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6">Start de computer op vanaf</text:span><text:span text:style-name="T226"><text:note text:id="ftn3" text:note-class="footnote"><text:note-citation>1</text:note-citation><text:note-body><text:p text:style-name="P87"><text:span text:style-name="T165">B</text:span><text:span text:style-name="T164">ootmenu/</text:span><text:span text:style-name="T165">S</text:span><text:span text:style-name="T164">etup</text:span><text:span text:style-name="T162"> via </text:span><text:span text:style-name="T160">é</text:span><text:span text:style-name="T161">é</text:span><text:span text:style-name="T165">n van de </text:span><text:span text:style-name="Definition"><text:span text:style-name="T163">Veelgebruikte toetsen: </text:span></text:span><text:span text:style-name="User_20_Entry"><text:span text:style-name="T183">Esc</text:span></text:span><text:span text:style-name="User_20_Entry"><text:span text:style-name="T169">,</text:span></text:span><text:span text:style-name="Definition"><text:span text:style-name="T166"> </text:span></text:span><text:span text:style-name="User_20_Entry"><text:span text:style-name="T183">Delete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83">F1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83">F2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83">F9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83">F10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83">F11</text:span></text:span><text:span text:style-name="User_20_Entry"><text:span text:style-name="T170">,</text:span></text:span><text:span text:style-name="Definition"><text:span text:style-name="T166"> </text:span></text:span><text:span text:style-name="Definition"><text:span text:style-name="T167">o</text:span></text:span><text:span text:style-name="Definition"><text:span text:style-name="T168">f</text:span></text:span><text:span text:style-name="Definition"><text:span text:style-name="T166"> </text:span></text:span><text:span text:style-name="User_20_Entry"><text:span text:style-name="T183">F12</text:span></text:span><text:span text:style-name="User_20_Entry"><text:span text:style-name="T170">.</text:span></text:span></text:p></text:note-body></text:note></text:span><text:span text:style-name="T226"> </text:span><text:span text:style-name="T227">een </text:span><text:span text:style-name="T222"><text:user-field-get text:name="Distro">Debian</text:user-field-get></text:span><text:span text:style-name="T223"><text:s/></text:span><text:span text:style-name="T223"><text:user-field-get text:name="Version">12</text:user-field-get></text:span><text:span text:style-name="T223"><text:s/></text:span><text:span text:style-name="T225">Desktop</text:span><text:span text:style-name="Strong_20_Emphasis"><text:span text:style-name="T224"> </text:span></text:span><text:span text:style-name="T228">Live</text:span><text:span text:style-name="T128"><text:note text:id="ftn4" text:note-class="footnote"><text:note-citation>2</text:note-citation><text:note-body><text:p text:style-name="P28"><text:span text:style-name="T267">Vanaf een </text:span><text:span text:style-name="T281">L</text:span><text:span text:style-name="T267">ive </text:span><text:span text:style-name="T282">USB</text:span><text:span text:style-name="T271">-stick</text:span><text:span text:style-name="T283"> </text:span><text:span text:style-name="T267">kunt u opstarten en </text:span><text:span text:style-name="T272">met </text:span><text:span text:style-name="Strong_20_Emphasis"><text:span text:style-name="T229"><text:user-field-get text:name="Distro">Debian</text:user-field-get></text:span></text:span><text:span text:style-name="Strong_20_Emphasis"><text:span text:style-name="T229"><text:s/></text:span></text:span><text:span text:style-name="T267">werken zonder enige bestanden op de harde schijf te wijzigen en maakt ook installatie van </text:span><text:span text:style-name="Strong_20_Emphasis"><text:span text:style-name="T229"><text:user-field-get text:name="Distro">Debian</text:user-field-get></text:span></text:span><text:span text:style-name="Strong_20_Emphasis"><text:span text:style-name="T229"><text:s/></text:span></text:span><text:span text:style-name="T267">mogelijk.</text:span></text:p></text:note-body></text:note></text:span><text:span text:style-name="T127"> </text:span><text:span text:style-name="T131">USB</text:span><text:span text:style-name="T129">-stick</text:span><text:span text:style-name="T129"><text:note text:id="ftn5" text:note-class="footnote"><text:note-citation>3</text:note-citation><text:note-body><text:p text:style-name="P86"><text:span text:style-name="Strong_20_Emphasis"><text:span text:style-name="T148">Maak een opstartbare USB-stick</text:span></text:span><text:span text:style-name="Strong_20_Emphasis"><text:span text:style-name="T144">:<text:line-break/></text:span></text:span><text:span text:style-name="T15">D</text:span><text:span text:style-name="Strong_20_Emphasis"><text:span text:style-name="T135">ow</text:span></text:span><text:span text:style-name="Strong_20_Emphasis"><text:span text:style-name="T136">nload </text:span></text:span><text:span text:style-name="Strong_20_Emphasis"><text:span text:style-name="T133">e</text:span></text:span><text:span text:style-name="Strong_20_Emphasis"><text:span text:style-name="T137">e</text:span></text:span><text:span text:style-name="Strong_20_Emphasis"><text:span text:style-name="T138">n</text:span></text:span><text:span text:style-name="Strong_20_Emphasis"><text:span text:style-name="T159"> </text:span></text:span><text:span text:style-name="Strong_20_Emphasis"><text:span text:style-name="T180">CD</text:span></text:span><text:span text:style-name="Strong_20_Emphasis"><text:span text:style-name="T179">-beeldbestand</text:span></text:span><text:span text:style-name="Strong_20_Emphasis"><text:span text:style-name="T136"> </text:span></text:span><text:span text:style-name="Strong_20_Emphasis"><text:span text:style-name="T142">(.iso) </text:span></text:span><text:span text:style-name="Strong_20_Emphasis"><text:span text:style-name="T139">v</text:span></text:span><text:span text:style-name="Strong_20_Emphasis"><text:span text:style-name="T140">anaf</text:span></text:span><text:span text:style-name="Strong_20_Emphasis"><text:span text:style-name="T141"> </text:span></text:span><text:a xlink:type="simple" xlink:href="https://www.debian.org/" text:style-name="Internet_20_link" text:visited-style-name="Visited_20_Internet_20_Link"><text:span text:style-name="Strong_20_Emphasis"><text:span text:style-name="T274">debian.org</text:span></text:span></text:a><text:span text:style-name="Strong_20_Emphasis"><text:span text:style-name="T141">, </text:span></text:span><text:span text:style-name="Strong_20_Emphasis"><text:span text:style-name="T143">klik </text:span></text:span><text:span text:style-name="Strong_20_Emphasis"><text:span text:style-name="T146">op </text:span></text:span><text:span text:style-name="Strong_20_Emphasis"><text:span text:style-name="T151">Andere</text:span></text:span><text:span text:style-name="Strong_20_Emphasis"><text:span text:style-name="T150"> downloads</text:span></text:span><text:span text:style-name="Strong_20_Emphasis"><text:span text:style-name="T146"> (onder Download</text:span></text:span><text:span text:style-name="Strong_20_Emphasis"><text:span text:style-name="T147">en</text:span></text:span><text:span text:style-name="Strong_20_Emphasis"><text:span text:style-name="T146">) en vervolgens op </text:span></text:span><text:span text:style-name="Strong_20_Emphasis"><text:span text:style-name="T150">Live-Gnome</text:span></text:span><text:span text:style-name="Strong_20_Emphasis"><text:span text:style-name="T146"> (onder </text:span></text:span><text:span text:style-name="Strong_20_Emphasis"><text:span text:style-name="T146"><text:user-field-get text:name="Distro">Debian</text:user-field-get></text:span></text:span><text:span text:style-name="Strong_20_Emphasis"><text:span text:style-name="T146"><text:s/>Live </text:span></text:span><text:span text:style-name="Strong_20_Emphasis"><text:span text:style-name="T147">uitproberen voordat u installeert</text:span></text:span><text:span text:style-name="Strong_20_Emphasis"><text:span text:style-name="T146">).</text:span></text:span></text:p><text:p text:style-name="P85"><text:span text:style-name="Strong_20_Emphasis"><text:span text:style-name="T145"><text:tab/>De volgende stappen staan beschreven in </text:span></text:span><text:span text:style-name="Strong_20_Emphasis"><text:span text:style-name="T149">Linux informatie</text:span></text:span><text:span text:style-name="Strong_20_Emphasis"><text:span text:style-name="T145">, te vinden op </text:span>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45">, onder </text:span></text:span><text:span text:style-name="Strong_20_Emphasis"><text:span text:style-name="T149">Linux</text:span></text:span><text:span text:style-name="Strong_20_Emphasis"><text:span text:style-name="T145">.</text:span>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5"/></text:span></text:p>
          </table:table-cell>
          <table:table-cell table:style-name="_32_._5f_Installatie_5f_uitvoeren.C2" office:value-type="string">
            <text:p text:style-name="P100"><text:span text:style-name="Strong_20_Emphasis"><text:span text:style-name="T71">Selecteer</text:span></text:span><text:span text:style-name="Strong_20_Emphasis"><text:span text:style-name="T87"> </text:span></text:span><text:span text:style-name="Strong_20_Emphasis"><text:span text:style-name="T107">Live </text:span></text:span><text:span text:style-name="Strong_20_Emphasis"><text:span text:style-name="T108">system (amd64)</text:span></text:span><text:span text:style-name="Strong_20_Emphasis"><text:span text:style-name="T85"> </text:span></text:span><text:span text:style-name="Strong_20_Emphasis"><text:span text:style-name="T88">en druk op de</text:span></text:span><text:span text:style-name="Strong_20_Emphasis"><text:span text:style-name="T51"> </text:span></text:span><text:span text:style-name="Strong_20_Emphasis"><text:span text:style-name="T182">Enter</text:span></text:span><text:span text:style-name="Strong_20_Emphasis"><text:span text:style-name="T47">-toets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1"><draw:control text:anchor-type="as-char" draw:z-index="13" draw:name="Vorm13_ 2" draw:style-name="gr1" draw:text-style-name="P10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1"><draw:control text:anchor-type="as-char" draw:z-index="6" draw:name="Vorm13_1" draw:style-name="gr1" draw:text-style-name="P10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5">Start de installatie</text:span></text:span><text:span text:style-name="Strong_20_Emphasis"><text:span text:style-name="T90"> </text:span></text:span><text:span text:style-name="Strong_20_Emphasis"><text:span text:style-name="T47">via </text:span></text:span><text:span text:style-name="Strong_20_Emphasis"><text:span text:style-name="T48">een </text:span></text:span><text:span text:style-name="Strong_20_Emphasis"><text:span text:style-name="T62">klik op </text:span></text:span><text:span text:style-name="Strong_20_Emphasis"><text:span text:style-name="T103">Activities</text:span></text:span><text:span text:style-name="Strong_20_Emphasis"><text:span text:style-name="T62"> en </text:span></text:span><text:span text:style-name="Strong_20_Emphasis"><text:span text:style-name="T63">een </text:span></text:span><text:span text:style-name="Strong_20_Emphasis"><text:span text:style-name="T62">klik op</text:span></text:span><text:span text:style-name="Strong_20_Emphasis"><text:span text:style-name="T64"> </text:span></text:span><text:span text:style-name="Strong_20_Emphasis"><text:span text:style-name="T104">Install Debi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6">Typ '</text:span><text:span text:style-name="T279">live</text:span><text:span text:style-name="T28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1"><draw:control text:anchor-type="as-char" draw:z-index="8" draw:name="Vorm13_ 1" draw:style-name="gr1" draw:text-style-name="P109" svg:width="0.35cm" svg:height="0.35cm" draw:control="control7"/></text:span></text:span></text:p>
          </table:table-cell>
          <table:table-cell table:style-name="_32_._5f_Installatie_5f_uitvoeren.C9" office:value-type="string">
            <text:p text:style-name="P79"><text:span text:style-name="Strong_20_Emphasis"><text:span text:style-name="T35">Bij </text:span></text:span><text:span text:style-name="Strong_20_Emphasis"><text:span text:style-name="T111">Welcome</text:span></text:span><text:span text:style-name="Strong_20_Emphasis"><text:span text:style-name="T35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9" office:value-type="string">
            <text:p text:style-name="P82"><text:span text:style-name="Strong_20_Emphasis"><text:span text:style-name="T42">K</text:span></text:span><text:span text:style-name="Strong_20_Emphasis"><text:span text:style-name="T35">ies </text:span></text:span><text:span text:style-name="Strong_20_Emphasis"><text:span text:style-name="T111">Nederlands</text:span></text:span><text:span text:style-name="Strong_20_Emphasis"><text:span text:style-name="T35"> </text:span></text:span><text:span text:style-name="Strong_20_Emphasis"><text:span text:style-name="T44">en klik op </text:span></text:span><text:span text:style-name="Strong_20_Emphasis"><text:span text:style-name="T115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9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1"><draw:control text:anchor-type="as-char" draw:z-index="14" draw:name="Vorm13_ 3" draw:style-name="gr1" draw:text-style-name="P109" svg:width="0.35cm" svg:height="0.35cm" draw:control="control13"/></text:span></text:span></text:p>
          </table:table-cell>
          <table:table-cell table:style-name="_32_._5f_Installatie_5f_uitvoeren.C12" office:value-type="string">
            <text:p text:style-name="P20">Bij <text:span text:style-name="T268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2" office:value-type="string">
            <text:p text:style-name="P22"><text:span text:style-name="T284">B</text:span>ij <text:span text:style-name="T268">Regio</text:span> <text:span text:style-name="T284">kies</text:span> <text:span text:style-name="T268">Europa</text:span> <text:span text:style-name="T308">en </text:span><text:span text:style-name="Strong_20_Emphasis"><text:span text:style-name="T89">klik op </text:span></text:span><text:span text:style-name="Strong_20_Emphasis"><text:span text:style-name="T116">Volgende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2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1"><draw:control text:anchor-type="as-char" draw:z-index="15" draw:name="Vorm13_ 4" draw:style-name="gr1" draw:text-style-name="P109" svg:width="0.35cm" svg:height="0.35cm" draw:control="control14"/></text:span></text:span></text:p>
          </table:table-cell>
          <table:table-cell table:style-name="_32_._5f_Installatie_5f_uitvoeren.C15" office:value-type="string">
            <text:p text:style-name="P20">Bij <text:span text:style-name="T268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5" office:value-type="string">
            <text:p text:style-name="P22"><text:span text:style-name="T285">K</text:span>ies <text:span text:style-name="T268">English (US)</text:span> <text:span text:style-name="T307">en </text:span><text:span text:style-name="Strong_20_Emphasis"><text:span text:style-name="T307">English (US, intl., with dead keys)</text:span></text:span><text:span text:style-name="T307">, </text:span><text:span text:style-name="T308">en </text:span><text:span text:style-name="Strong_20_Emphasis"><text:span text:style-name="T89">klik op </text:span></text:span><text:span text:style-name="Strong_20_Emphasis"><text:span text:style-name="T116">Volgende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1"><draw:control text:anchor-type="as-char" draw:z-index="28" draw:name="Vorm13_ 5" draw:style-name="gr1" draw:text-style-name="P109" svg:width="0.35cm" svg:height="0.35cm" draw:control="control27"/></text:span></text:span></text:p>
          </table:table-cell>
          <table:table-cell table:style-name="_32_._5f_Installatie_5f_uitvoeren.C17" office:value-type="string">
            <text:p text:style-name="P20">Bij <text:span text:style-name="T269">Partities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85">K</text:span>ies <text:span text:style-name="T308">de juiste opties en </text:span><text:span text:style-name="Strong_20_Emphasis"><text:span text:style-name="T89">klik op </text:span></text:span><text:span text:style-name="Strong_20_Emphasis"><text:span text:style-name="T116">Volgende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1"><draw:control text:anchor-type="as-char" draw:z-index="4" draw:name="Vorm13" draw:style-name="gr1" draw:text-style-name="P109" svg:width="0.35cm" svg:height="0.35cm" draw:control="control3"/></text:span></text:span></text:p>
          </table:table-cell>
          <table:table-cell table:style-name="_32_._5f_Installatie_5f_uitvoeren.C21" office:value-type="string">
            <text:p text:style-name="P78"><text:span text:style-name="Strong_20_Emphasis"><text:span text:style-name="T84">Bij </text:span></text:span><text:span text:style-name="Strong_20_Emphasis"><text:span text:style-name="T106">Gebruikers</text:span></text:span><text:span text:style-name="Strong_20_Emphasis"><text:span text:style-name="T84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2" office:value-type="string">
            <text:p text:style-name="P77"><text:span text:style-name="Strong_20_Emphasis"><text:span text:style-name="T86">V</text:span></text:span><text:span text:style-name="Strong_20_Emphasis"><text:span text:style-name="T84">ul in </text:span></text:span><text:span text:style-name="Strong_20_Emphasis"><text:span text:style-name="T112">Wat is je naam?</text:span></text:span><text:span text:style-name="Strong_20_Emphasis"><text:span text:style-name="T37"> </text:span></text:span><text:span text:style-name="Definition"><text:span text:style-name="T9">gebruiker</text:span></text:span><text:span text:style-name="Strong_20_Emphasis"><text:span text:style-name="T79">,</text:span></text:span><text:span text:style-name="Strong_20_Emphasis"><text:span text:style-name="T80"><text:line-break/></text:span></text:span><text:span text:style-name="Strong_20_Emphasis"><text:span text:style-name="T112">Welke naam wil je gebruiken om in te loggen?</text:span></text:span><text:span text:style-name="Strong_20_Emphasis"><text:span text:style-name="T38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5">,<text:line-break/></text:span></text:span><text:span text:style-name="Strong_20_Emphasis"><text:span text:style-name="T113">Wat is de </text:span></text:span><text:span text:style-name="Strong_20_Emphasis"><text:span text:style-name="T112">naam van deze </text:span></text:span><text:span text:style-name="Strong_20_Emphasis"><text:span text:style-name="T113">computer</text:span></text:span><text:span text:style-name="Strong_20_Emphasis"><text:span text:style-name="T39"> </text:span></text:span><text:span text:style-name="Definition"><text:span text:style-name="T9">computernaam</text:span></text:span><text:span text:style-name="Strong_20_Emphasis"><text:span text:style-name="T37">,</text:span></text:span></text:p>
            <text:p text:style-name="P108"><text:span text:style-name="Strong_20_Emphasis"><text:span text:style-name="T38">v</text:span></text:span><text:span text:style-name="Strong_20_Emphasis"><text:span text:style-name="T37">ul </text:span></text:span><text:span text:style-name="Strong_20_Emphasis"><text:span text:style-name="T40">tweemaal het </text:span></text:span><text:span text:style-name="Strong_20_Emphasis"><text:span text:style-name="T114">wachtwoord</text:span></text:span><text:span text:style-name="Strong_20_Emphasis"><text:span text:style-name="T40"> </text:span></text:span><text:span text:style-name="Strong_20_Emphasis"><text:span text:style-name="T37">in</text:span></text:span><text:span text:style-name="Strong_20_Emphasis"><text:span text:style-name="T34"> </text:span></text:span><text:span text:style-name="Strong_20_Emphasis"><text:span text:style-name="T44">en klik op </text:span></text:span><text:span text:style-name="Strong_20_Emphasis"><text:span text:style-name="T115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2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1"><draw:control text:anchor-type="as-char" draw:z-index="30" draw:name="Vorm 4" draw:style-name="gr1" draw:text-style-name="P109" svg:width="0.35cm" svg:height="0.35cm" draw:control="control29"/></text:span></text:span></text:p>
          </table:table-cell>
          <table:table-cell table:style-name="_32_._5f_Installatie_5f_uitvoeren.C22" office:value-type="string">
            <text:p text:style-name="P78"><text:span text:style-name="Strong_20_Emphasis"><text:span text:style-name="T84">Bij </text:span></text:span><text:span text:style-name="Strong_20_Emphasis"><text:span text:style-name="T109">Samenvatting</text:span></text:span><text:span text:style-name="Strong_20_Emphasis"><text:span text:style-name="T84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2" office:value-type="string">
            <text:p text:style-name="P94">Controleer de gemaakte keuzes en klik op <text:span text:style-name="T268">Installe</text:span><text:span text:style-name="T270">e</text:span><text:span text:style-name="T268">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2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1"><draw:control text:anchor-type="as-char" draw:z-index="31" draw:name="Vorm 11" draw:style-name="gr1" draw:text-style-name="P109" svg:width="0.35cm" svg:height="0.35cm" draw:control="control30"/></text:span></text:span></text:p>
          </table:table-cell>
          <table:table-cell table:style-name="_32_._5f_Installatie_5f_uitvoeren.C22" office:value-type="string">
            <text:p text:style-name="P78"><text:span text:style-name="Strong_20_Emphasis"><text:span text:style-name="T84">Bij </text:span></text:span><text:span text:style-name="Strong_20_Emphasis"><text:span text:style-name="T110">Installeer</text:span></text:span><text:span text:style-name="Strong_20_Emphasis"><text:span text:style-name="T84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2" office:value-type="string">
            <text:p text:style-name="P94"><text:span text:style-name="T309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2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1"><draw:control text:anchor-type="as-char" draw:z-index="29" draw:name="Vorm 3" draw:style-name="gr1" draw:text-style-name="P109" svg:width="0.35cm" svg:height="0.35cm" draw:control="control28"/></text:span></text:span></text:p>
          </table:table-cell>
          <table:table-cell table:style-name="_32_._5f_Installatie_5f_uitvoeren.C22" office:value-type="string">
            <text:p text:style-name="P78"><text:span text:style-name="Strong_20_Emphasis"><text:span text:style-name="T84">Bij </text:span></text:span><text:span text:style-name="Strong_20_Emphasis"><text:span text:style-name="T109">Beëindigen</text:span></text:span><text:span text:style-name="Strong_20_Emphasis"><text:span text:style-name="T84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1" office:value-type="string">
            <text:p text:style-name="P94">Zorg dat <text:span text:style-name="T268">Nu herstarten</text:span> is aangevinkt en klik op <text:span text:style-name="T268">Voltooid</text:span>.</text:p>
          </table:table-cell>
        </table:table-row>
      </table:table>
      <text:p text:style-name="P47"><text:span text:style-name="Strong_20_Emphasis"><text:span text:style-name="T91"/></text:span></text:p>
      <text:list text:continue-numbering="true" text:style-name="L1">
        <text:list-item>
          <text:p text:style-name="P99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4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1"><draw:control text:anchor-type="as-char" draw:z-index="5" draw:name="Vorm22" draw:style-name="gr1" draw:text-style-name="P10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1">Aanmelden als </text:span></text:span><text:span text:style-name="Definition"><text:span text:style-name="T9">gebruiker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3"><draw:control text:anchor-type="as-char" draw:z-index="11" draw:name="Vorm 1" draw:style-name="gr1" draw:text-style-name="P10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80">Volg de aanwijzingen op de </text:span></text:span><text:span text:style-name="Strong_20_Emphasis"><text:span text:style-name="T25">welkomst</text:span></text:span><text:span text:style-name="Strong_20_Emphasis"><text:span text:style-name="T28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32"><draw:control text:anchor-type="as-char" draw:z-index="24" draw:name="Vorm4" draw:style-name="gr1" draw:text-style-name="P10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77">D</text:span></text:span><text:span text:style-name="Strong_20_Emphasis"><text:span text:style-name="T68">ruk</text:span></text:span><text:span text:style-name="Strong_20_Emphasis"><text:span text:style-name="T48"> op</text:span></text:span><text:span text:style-name="Strong_20_Emphasis"><text:span text:style-name="T54"> de </text:span></text:span><text:span text:style-name="Strong_20_Emphasis"><text:span text:style-name="T181">Super</text:span></text:span><text:span text:style-name="Strong_20_Emphasis"><text:span text:style-name="T54">-toets</text:span></text:span><text:span text:style-name="Strong_20_Emphasis"><text:span text:style-name="T49"><text:note text:id="ftn6" text:note-class="footnote"><text:note-citation>1</text:note-citation><text:note-body><text:p text:style-name="P27"><text:span text:style-name="T200">De </text:span><text:span text:style-name="T230">Super</text:span><text:span text:style-name="T200">-toets is de Windows-toets, Command-toets </text:span><text:span text:style-name="T201">(Apple)</text:span><text:span text:style-name="T200">, of Vergrootglas-toets </text:span><text:span text:style-name="T201">(Chromebook)</text:span><text:span text:style-name="T200">.</text:span></text:p></text:note-body></text:note></text:span></text:span><text:span text:style-name="Strong_20_Emphasis"><text:span text:style-name="T54">, </text:span></text:span><text:span text:style-name="Strong_20_Emphasis"><text:span text:style-name="T77">t</text:span></text:span><text:span text:style-name="Strong_20_Emphasis"><text:span text:style-name="T50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1"> </text:span></text:span><text:span text:style-name="Strong_20_Emphasis"><text:span text:style-name="T52">e</text:span></text:span><text:span text:style-name="Strong_20_Emphasis"><text:span text:style-name="T47">n </text:span></text:span><text:span text:style-name="Strong_20_Emphasis"><text:span text:style-name="T53">k</text:span></text:span><text:span text:style-name="Strong_20_Emphasis"><text:span text:style-name="T47">lik op het pictogram van </text:span></text:span><text:span text:style-name="Strong_20_Emphasis"><text:span text:style-name="T100">Terminalvenst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5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1"> de</text:span></text:span><text:span text:style-name="Strong_20_Emphasis"><text:span text:style-name="T65">z</text:span></text:span><text:span text:style-name="Strong_20_Emphasis"><text:span text:style-name="T66">e</text:span></text:span><text:span text:style-name="Strong_20_Emphasis"><text:span text:style-name="T51"> </text:span></text:span><text:span text:style-name="Strong_20_Emphasis"><text:span text:style-name="T56">drie </text:span></text:span><text:span text:style-name="Strong_20_Emphasis"><text:span text:style-name="T51">opdrachten, ieder gevolgd door de </text:span></text:span><text:span text:style-name="Strong_20_Emphasis"><text:span text:style-name="T182">Enter</text:span></text:span><text:span text:style-name="Strong_20_Emphasis"><text:span text:style-name="T47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2"><text:span text:style-name="User_20_Entry"><text:span text:style-name="T23">wget karelzimmer.nl/</text:span></text:span><text:span text:style-name="User_20_Entry"><text:span text:style-name="T185">get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2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86">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6">V</text:span>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32"><draw:control text:anchor-type="as-char" draw:z-index="25" draw:name="Vorm 6" draw:style-name="gr1" draw:text-style-name="P10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73">D</text:span></text:span><text:span text:style-name="Strong_20_Emphasis"><text:span text:style-name="T68">ruk</text:span></text:span><text:span text:style-name="Strong_20_Emphasis"><text:span text:style-name="T48"> op</text:span></text:span><text:span text:style-name="Strong_20_Emphasis"><text:span text:style-name="T54"> de </text:span></text:span><text:span text:style-name="Strong_20_Emphasis"><text:span text:style-name="T181">Super</text:span></text:span><text:span text:style-name="Strong_20_Emphasis"><text:span text:style-name="T54">-toets</text:span></text:span><text:span text:style-name="Strong_20_Emphasis"><text:span text:style-name="T184"><text:note-ref text:note-class="footnote" text:reference-format="text" text:ref-name="ftn6">1</text:note-ref></text:span></text:span><text:span text:style-name="Strong_20_Emphasis"><text:span text:style-name="T54">, </text:span></text:span><text:span text:style-name="Strong_20_Emphasis"><text:span text:style-name="T73">t</text:span></text:span><text:span text:style-name="Strong_20_Emphasis"><text:span text:style-name="T50">yp </text:span></text:span><text:span text:style-name="Strong_20_Emphasis"><text:span text:style-name="T105">men</text:span></text:span><text:span text:style-name="Strong_20_Emphasis"><text:span text:style-name="T102">u</text:span></text:span><text:span text:style-name="Strong_20_Emphasis"><text:span text:style-name="T49"> </text:span></text:span><text:span text:style-name="Strong_20_Emphasis"><text:span text:style-name="T52">e</text:span></text:span><text:span text:style-name="Strong_20_Emphasis"><text:span text:style-name="T47">n </text:span></text:span><text:span text:style-name="Strong_20_Emphasis"><text:span text:style-name="T53">k</text:span></text:span><text:span text:style-name="Strong_20_Emphasis"><text:span text:style-name="T47">lik op het pictogram van </text:span></text:span><text:span text:style-name="Strong_20_Emphasis"><text:span text:style-name="T117">Installatiem</text:span></text:span><text:span text:style-name="Strong_20_Emphasis"><text:span text:style-name="T118">enu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5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1">Selecteer</text:span></text:span><text:span text:style-name="Strong_20_Emphasis"><text:span text:style-name="T61"> </text:span></text:span><text:span text:style-name="Strong_20_Emphasis"><text:span text:style-name="T120">3</text:span></text:span><text:span text:style-name="Strong_20_Emphasis"><text:span text:style-name="T92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5">afronden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48"><text:span text:style-name="Strong_20_Emphasis"><text:span text:style-name="T41"><text:tab/></text:span></text:span></text:p>
      <text:p text:style-name="P49"><text:span text:style-name="Strong_20_Emphasis"><text:span text:style-name="T58"><text:tab/></text:span></text:span></text:p>
      <text:list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1"><draw:control text:anchor-type="as-char" draw:z-index="7" draw:name="Vorm36_0" draw:style-name="gr1" draw:text-style-name="P109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1"><draw:control text:anchor-type="as-char" draw:z-index="10" draw:name="Vorm36_ 1" draw:style-name="gr1" draw:text-style-name="P109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1">Aanmelden als </text:span></text:span><text:span text:style-name="Definition"><text:span text:style-name="T9">gebruiker</text:span></text:span><text:span text:style-name="Strong_20_Emphasis"><text:span text:style-name="T46"><text:note text:id="ftn7" text:note-class="footnote"><text:note-citation>1</text:note-citation><text:note-body><text:p text:style-name="P58"><text:span text:style-name="User_20_Entry"><text:span text:style-name="T134">E</text:span></text:span><text:span text:style-name="User_20_Entry"><text:span text:style-name="T152">v</text:span></text:span><text:span text:style-name="User_20_Entry"><text:span text:style-name="T153">en</text:span></text:span><text:span text:style-name="User_20_Entry"><text:span text:style-name="T155">t</text:span></text:span><text:span text:style-name="User_20_Entry"><text:span text:style-name="T156">uele </text:span></text:span><text:span text:style-name="User_20_Entry"><text:span text:style-name="T157">extra </text:span></text:span><text:span text:style-name="Definition"><text:span text:style-name="T273">gebruiker</text:span></text:span><text:span text:style-name="User_20_Entry"><text:span text:style-name="T157">s aanmelden </text:span></text:span><text:span text:style-name="User_20_Entry"><text:span text:style-name="T158">en dezelfde stappen uitvoeren</text:span></text:span><text:span text:style-name="User_20_Entry"><text:span text:style-name="T154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1"/></text:span></text:p>
          </table:table-cell>
          <table:table-cell table:style-name="Tabel2.A1" office:value-type="string">
            <text:p text:style-name="P72"><text:span text:style-name="Strong_20_Emphasis"><text:span text:style-name="T81"><draw:control text:anchor-type="as-char" draw:z-index="12" draw:name="Vorm36_ 4" draw:style-name="gr1" draw:text-style-name="P109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5">welkomst</text:span></text:span><text:span text:style-name="Strong_20_Emphasis"><text:span text:style-name="T28">schermen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32"><draw:control text:anchor-type="as-char" draw:z-index="26" draw:name="Vorm 9" draw:style-name="gr1" draw:text-style-name="P109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32"><draw:control text:anchor-type="as-char" draw:z-index="27" draw:name="Vorm 10" draw:style-name="gr1" draw:text-style-name="P109" svg:width="0.35cm" svg:height="0.35cm" draw:control="control26"/></text:span></text:span></text:p>
          </table:table-cell>
          <table:table-cell table:style-name="Tabel2.D5" office:value-type="string">
            <text:p text:style-name="P46"><text:span text:style-name="Strong_20_Emphasis"><text:span text:style-name="T76">Dr</text:span></text:span><text:span text:style-name="Strong_20_Emphasis"><text:span text:style-name="T68">uk</text:span></text:span><text:span text:style-name="Strong_20_Emphasis"><text:span text:style-name="T48"> op</text:span></text:span><text:span text:style-name="Strong_20_Emphasis"><text:span text:style-name="T54"> de </text:span></text:span><text:span text:style-name="Strong_20_Emphasis"><text:span text:style-name="T181">Super</text:span></text:span><text:span text:style-name="Strong_20_Emphasis"><text:span text:style-name="T54">-toets</text:span></text:span><text:span text:style-name="Strong_20_Emphasis"><text:span text:style-name="T49"><text:note text:id="ftn8" text:note-class="footnote"><text:note-citation>2</text:note-citation><text:note-body><text:p text:style-name="P27"><text:span text:style-name="T200">De </text:span><text:span text:style-name="T230">Super</text:span><text:span text:style-name="T200">-toets is de Windows-toets, Command-toets </text:span><text:span text:style-name="T201">(Apple)</text:span><text:span text:style-name="T200">, of Vergrootglas-toets </text:span><text:span text:style-name="T201">(Chromebook)</text:span><text:span text:style-name="T200">.</text:span></text:p></text:note-body></text:note></text:span></text:span><text:span text:style-name="Strong_20_Emphasis"><text:span text:style-name="T54">, </text:span></text:span><text:span text:style-name="Strong_20_Emphasis"><text:span text:style-name="T76">t</text:span></text:span><text:span text:style-name="Strong_20_Emphasis"><text:span text:style-name="T50">yp </text:span></text:span><text:span text:style-name="Strong_20_Emphasis"><text:span text:style-name="T105">men</text:span></text:span><text:span text:style-name="Strong_20_Emphasis"><text:span text:style-name="T102">u</text:span></text:span><text:span text:style-name="Strong_20_Emphasis"><text:span text:style-name="T69"> </text:span></text:span><text:span text:style-name="Strong_20_Emphasis"><text:span text:style-name="T52">e</text:span></text:span><text:span text:style-name="Strong_20_Emphasis"><text:span text:style-name="T47">n </text:span></text:span><text:span text:style-name="Strong_20_Emphasis"><text:span text:style-name="T53">k</text:span></text:span><text:span text:style-name="Strong_20_Emphasis"><text:span text:style-name="T47">lik op het pictogram van </text:span></text:span><text:span text:style-name="Strong_20_Emphasis"><text:span text:style-name="T117">Installatiem</text:span></text:span><text:span text:style-name="Strong_20_Emphasis"><text:span text:style-name="T118">enu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1">Selecteer</text:span></text:span><text:span text:style-name="Strong_20_Emphasis"><text:span text:style-name="T61"> </text:span></text:span><text:span text:style-name="Strong_20_Emphasis"><text:span text:style-name="T120">4</text:span></text:span><text:span text:style-name="Strong_20_Emphasis"><text:span text:style-name="T92"> </text:span></text:span><text:span text:style-name="Strong_20_Emphasis"><text:span text:style-name="T78">Gebruiker inrichten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57">olg </text:span></text:span><text:span text:style-name="Strong_20_Emphasis"><text:span text:style-name="T58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3">E</text:span><text:span text:style-name="T124">inde c</text:span><text:span text:style-name="T125">hecklist, </text:span><text:span text:style-name="T126">d</text:span><text:span text:style-name="T125">e</text:span><text:span text:style-name="T220"> installatie van </text:span><text:span text:style-name="T220"><text:user-field-get text:name="Distro">Debian</text:user-field-get></text:span><text:span text:style-name="T223"><text:s/></text:span><text:span text:style-name="T223"><text:user-field-get text:name="Version">12</text:user-field-get></text:span><text:span text:style-name="Strong_20_Emphasis"><text:span text:style-name="T221"><text:s/></text:span></text:span><text:span text:style-name="Strong_20_Emphasis"><text:span text:style-name="T225">Desktop</text:span></text:span><text:span text:style-name="Strong_20_Emphasis"><text:span text:style-name="T224"> </text:span></text:span><text:span text:style-name="T220">is voltooid.</text:span></text:p>
      <text:p text:style-name="P39"/>
      <text:list text:style-name="L2">
        <text:list-header>
          <text:p text:style-name="P101"><text:span text:style-name="Emphasis"><text:span text:style-name="T28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0">Karel Zimmer</text:span></text:span></text:a><text:span text:style-name="Emphasis"><text:span text:style-name="T291">.</text:span></text:span></text:p>
          <text:p text:style-name="P102"><text:span text:style-name="Emphasis"><text:span text:style-name="T293">Licentie </text:span></text:span><text:span text:style-name="Emphasis"><text:span text:style-name="T291">C</text:span></text:span><text:span text:style-name="Emphasis"><text:span text:style-name="T292">C0</text:span></text:span><text:span text:style-name="Emphasis"><text:span text:style-name="T291"> 1.0 </text:span></text:span><text:span text:style-name="Emphasis"><text:span text:style-name="T28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8"><text:s/></text:span></text:span><text:span text:style-name="Emphasis"><text:span text:style-name="T28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9-26T18:42:40.234496905">26-09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6T18:42:40.123653414</dc:date>
    <meta:keyword>Installatie</meta:keyword>
    <meta:keyword>Checklist</meta:keyword>
    <meta:keyword>Linux</meta:keyword>
    <meta:editing-cycles>6990</meta:editing-cycles>
    <meta:editing-duration>P12DT14H13M42S</meta:editing-duration>
    <dc:creator>Karel Zimmer</dc:creator>
    <meta:printed-by>Karel Zimmer</meta:printed-by>
    <meta:print-date>2024-09-26T16:34:51.644070518</meta:print-date>
    <meta:document-statistic meta:table-count="4" meta:image-count="2" meta:object-count="0" meta:page-count="4" meta:paragraph-count="107" meta:word-count="598" meta:character-count="4100" meta:non-whitespace-character-count="3545"/>
    <meta:user-defined meta:name="Info 1"/>
    <meta:user-defined meta:name="Info 2"/>
    <meta:user-defined meta:name="Info 3"/>
    <meta:user-defined meta:name="Info 4"/>
  </office:meta>
</office:document-meta>
</file>